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8aa66" officeooo:paragraph-rsid="0018aa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18aa66" officeooo:paragraph-rsid="0018aa6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8aa66" officeooo:paragraph-rsid="0018aa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" fo:font-size="14pt" officeooo:rsid="0018aa66" officeooo:paragraph-rsid="0018aa6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18aa66" officeooo:paragraph-rsid="0018aa6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officeooo:rsid="0018aa66" officeooo:paragraph-rsid="0019fd4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8aa66" officeooo:paragraph-rsid="0018aa66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e43ec" officeooo:paragraph-rsid="001e43ec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normal" officeooo:rsid="001e43ec" officeooo:paragraph-rsid="001e43ec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2pt" fo:font-style="italic" fo:font-weight="normal" officeooo:rsid="00200ed6" officeooo:paragraph-rsid="00200ed6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size="12pt" fo:font-style="italic" fo:font-weight="normal" officeooo:rsid="00200ed6" officeooo:paragraph-rsid="00200ed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rial" fo:font-size="12pt" fo:font-style="italic" fo:font-weight="normal" officeooo:rsid="00217ad6" officeooo:paragraph-rsid="00217ad6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217ad6" officeooo:paragraph-rsid="00217ad6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normal" officeooo:rsid="001e43ec" officeooo:paragraph-rsid="001e43ec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3pt" fo:font-weight="normal" officeooo:rsid="001e43ec" officeooo:paragraph-rsid="0024f651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fo:font-style="italic" fo:font-weight="normal" officeooo:rsid="001e43ec" officeooo:paragraph-rsid="00200ed6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3pt" fo:font-style="italic" fo:font-weight="normal" officeooo:rsid="001e43ec" officeooo:paragraph-rsid="00217ad6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3pt" fo:font-style="italic" fo:font-weight="normal" officeooo:rsid="001e43ec" officeooo:paragraph-rsid="0024f651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3pt" fo:font-style="italic" fo:font-weight="normal" officeooo:rsid="001e43ec" officeooo:paragraph-rsid="00217ad6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style="italic" fo:font-weight="normal" officeooo:rsid="00200ed6" officeooo:paragraph-rsid="00200ed6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18aa6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fo:font-weight="normal" officeooo:rsid="0018aa66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f0bd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d026c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de52e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1e1344" style:font-size-asian="10.5pt" style:font-weight-asian="normal" style:font-size-complex="12pt" style:font-weight-complex="normal"/>
    </style:style>
    <style:style style:name="T8" style:family="text">
      <style:text-properties officeooo:rsid="0019fd47"/>
    </style:style>
    <style:style style:name="T9" style:family="text">
      <style:text-properties officeooo:rsid="001e43e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4ee11" style:font-style-asian="normal" style:font-style-complex="normal"/>
    </style:style>
    <style:style style:name="T13" style:family="text">
      <style:text-properties fo:font-style="normal" officeooo:rsid="0024f1b7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00ed6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17ad6" style:font-style-asian="normal" style:font-weight-asian="bold" style:font-style-complex="normal" style:font-weight-complex="bold"/>
    </style:style>
    <style:style style:name="T17" style:family="text">
      <style:text-properties fo:font-size="12pt" officeooo:rsid="00217ad6" style:font-size-asian="10.5pt" style:font-size-complex="12pt"/>
    </style:style>
    <style:style style:name="T18" style:family="text">
      <style:text-properties fo:font-size="12pt" officeooo:rsid="0024f651" style:font-size-asian="10.5pt" style:font-size-complex="12pt"/>
    </style:style>
    <style:style style:name="T19" style:family="text">
      <style:text-properties fo:font-size="12pt" fo:font-style="normal" officeooo:rsid="00217ad6" style:font-size-asian="10.5pt" style:font-style-asian="normal" style:font-size-complex="12pt" style:font-style-complex="normal"/>
    </style:style>
    <style:style style:name="T20" style:family="text">
      <style:text-properties fo:font-size="12pt" fo:font-style="normal" officeooo:rsid="00221af2" style:font-size-asian="10.5pt" style:font-style-asian="normal" style:font-size-complex="12pt" style:font-style-complex="normal"/>
    </style:style>
    <style:style style:name="T21" style:family="text">
      <style:text-properties fo:font-size="12pt" fo:font-style="normal" officeooo:rsid="0024b7a5" style:font-size-asian="10.5pt" style:font-style-asian="normal" style:font-size-complex="12pt" style:font-style-complex="normal"/>
    </style:style>
    <style:style style:name="T22" style:family="text">
      <style:text-properties fo:font-size="12pt" fo:font-style="normal" fo:font-weight="bold" officeooo:rsid="0024b7a5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font-style="normal" fo:font-weight="bold" officeooo:rsid="0024f651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font-style="normal" officeooo:rsid="0024f651" style:font-size-asian="12pt" style:font-style-asian="normal" style:font-size-complex="12pt" style:font-style-complex="normal"/>
    </style:style>
    <style:style style:name="T25" style:family="text">
      <style:text-properties fo:font-size="12pt" fo:font-style="italic" officeooo:rsid="00200ed6" style:font-size-asian="12pt" style:font-style-asian="italic" style:font-size-complex="12pt" style:font-style-complex="italic"/>
    </style:style>
    <style:style style:name="T26" style:family="text">
      <style:text-properties fo:font-size="12pt" fo:font-style="italic" officeooo:rsid="0024f651" style:font-size-asian="12pt" style:font-style-asian="italic" style:font-size-complex="12pt" style:font-style-complex="italic"/>
    </style:style>
    <style:style style:name="T27" style:family="text">
      <style:text-properties officeooo:rsid="0024f1b7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E 410 P2 Report</text:p>
      <text:p text:style-name="P4"><text:span text:style-name="T1">Gustavo Estrela de Matos<text:tab/><text:tab/><text:tab/><text:tab/><text:tab/><text:tab/><text:tab/><text:tab/>925003559</text:span><text:span text:style-name="T2"> <text:s/></text:span></text:p>
      <text:p text:style-name="P2"/>
      <text:p text:style-name="P2">1 Description</text:p>
      <text:p text:style-name="P21"><text:span text:style-name="T3"><text:tab/></text:span><text:span text:style-name="T4">In this project we developed a simplified Memory Manager based on the x86 architecture. This manager implements paging and, therefore permits us to create a system in <text:s/>which processes </text:span><text:span text:style-name="T5">only see</text:span><text:span text:style-name="T4"> virtual addresses instead of physical addresses.</text:span></text:p>
      <text:p text:style-name="P21"><text:span text:style-name="T4"><text:tab/></text:span><text:span text:style-name="T7">In our system we have 32 MB of memory, 4 MB reserved for the kernel and system. The physical memory is divided in blocks of 4 KB, the frames. The virtual memory is divided in blocks of the same size and they are mapped to physical blocks. To do this mapping we need two structures: page directory and page table.</text:span></text:p>
      <text:p text:style-name="P21"><text:span text:style-name="T4"><text:tab/></text:span><text:span text:style-name="T6">To develop this manager we implemented two classes. The first one is the class FramePool and its responsibility is to control a contiguous set of frames. The second one is the class PageTable, responsible for </text:span><text:span text:style-name="T7">creating and managing pages and frames correspondences.</text:span></text:p>
      <text:p text:style-name="P21"><text:span text:style-name="T7"/></text:p>
      <text:p text:style-name="P2">3 FramePool Class</text:p>
      <text:p text:style-name="P3"><text:tab/><text:span text:style-name="T9">This class is responsible to manage contiguous sets of frames, a “pool” of physical memory blocks.</text:span></text:p>
      <text:p text:style-name="P3"/>
      <text:p text:style-name="P14"><text:span text:style-name="T2">3.1 FramePool Attributes</text:span></text:p>
      <text:list xml:id="list5832107452603549878" text:style-name="L1">
        <text:list-item>
          <text:p text:style-name="P8"><text:span text:style-name="T10">base_n</text:span> stores the number of the first frame the pool manages</text:p>
        </text:list-item>
        <text:list-item>
          <text:p text:style-name="P9">frames_n <text:span text:style-name="T11">stores the number of frames the pool manages</text:span></text:p>
        </text:list-item>
        <text:list-item>
          <text:p text:style-name="P9">info_frame_n <text:span text:style-name="T11">stores the number of the frame that stores information about this frame pool</text:span></text:p>
        </text:list-item>
        <text:list-item>
          <text:p text:style-name="P10">free_frames <text:span text:style-name="T11">is a </text:span><text:span text:style-name="T12">vector of unsigned ints responsible for mapping every frame in the pool to determine if it is available or not. To access information of the </text:span><text:span text:style-name="T12"><draw:frame draw:style-name="fr1" draw:name="Object1" text:anchor-type="as-char" svg:y="-0.1484in" svg:width="0.4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 frame we should simply access the </text:span><text:span text:style-name="T12"><draw:frame draw:style-name="fr1" draw:name="Object2" text:anchor-type="as-char" svg:y="-0.1484in" svg:width="1.358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index of </text:span><text:span text:style-name="T12"><draw:frame draw:style-name="fr1" draw:name="Object3" text:anchor-type="as-char" svg:y="-0.1484in" svg:width="2.0256in" svg:height="0.189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where </text:span><text:span text:style-name="T12"><draw:frame draw:style-name="fr1" draw:name="Object4" text:anchor-type="as-char" svg:y="-0.1484in" svg:width="0.978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3">depends on the system and is defined at </text:span><text:span text:style-name="T27">frame_pool.H</text:span><text:span text:style-name="T13"> file.</text:span></text:p>
        </text:list-item>
        <text:list-item>
          <text:p text:style-name="P10">previous_frame<text:span text:style-name="T11"> stores the last FramePool object created before the creation of “this” object</text:span></text:p>
        </text:list-item>
        <text:list-item>
          <text:p text:style-name="P10">head_frame<text:span text:style-name="T11"> is a static variable that stores the last FramePool object addresses</text:span></text:p>
        </text:list-item>
      </text:list>
      <text:p text:style-name="P20"><text:span text:style-name="T11"/></text:p>
      <text:p text:style-name="P16"><text:span text:style-name="T14">3.</text:span><text:span text:style-name="T16">2</text:span><text:span text:style-name="T14"> FramePool </text:span><text:span text:style-name="T15">Methods</text:span></text:p>
      <text:list xml:id="list6938490561952023940" text:style-name="L2">
        <text:list-item>
          <text:p text:style-name="P11">FramePool<text:span text:style-name="T11"> is the default constructor</text:span></text:p>
        </text:list-item>
        <text:list-item>
          <text:p text:style-name="P11">get_frame <text:span text:style-name="T11">returns the number of a free frame inside the frame pool. This is the method responsible to give physical addresses to the PageTable.</text:span></text:p>
        </text:list-item>
        <text:list-item>
          <text:p text:style-name="P12">mark_inaccessible <text:span text:style-name="T11">makes a subset of the framepool frames inaccessible. At first our implementation just set these frames as unavailable at the </text:span>free_frames <text:span text:style-name="T11">bitmap, which is not correct because any user could realease this frames and work with them normally.</text:span></text:p>
        </text:list-item>
        <text:list-item>
          <text:p text:style-name="P12">release_frame<text:span text:style-name="T11"> is a static method that “free” frames, this is, set a frame as available at the bitmap variable.</text:span></text:p>
        </text:list-item>
      </text:list>
      <text:p text:style-name="P13"><text:span text:style-name="T11"/></text:p>
      <text:p text:style-name="P17"><text:span text:style-name="T14">3.</text:span><text:span text:style-name="T16">3</text:span><text:span text:style-name="T14"> </text:span><text:span text:style-name="T16">FramePool Information Storage</text:span></text:p>
      <text:p text:style-name="P19"><text:span text:style-name="T16"><text:tab/></text:span><text:span text:style-name="T19">A FramePool object in our system is created at the stack and because of that, since the </text:span><text:soft-page-break/><text:span text:style-name="T19">stack has a limited size, its recommended to store all the FramePool information inside frames</text:span><text:span text:style-name="T17">.</text:span></text:p>
      <text:p text:style-name="P19"><text:span text:style-name="T17"><text:tab/></text:span><text:span text:style-name="T19">In our implementation we decided that storing only the </text:span><text:span text:style-name="T17">free_frames </text:span><text:span text:style-name="T19">inside the frame and the othe</text:span><text:span text:style-name="T20">r</text:span><text:span text:style-name="T19"> variables in the stack was enough. Changing this implementation should not be hard </text:span><text:span text:style-name="T20">if necessary.</text:span></text:p>
      <text:p text:style-name="P19"><text:span text:style-name="T21"/></text:p>
      <text:p text:style-name="P18"><text:span text:style-name="T22">3.</text:span><text:span text:style-name="T23">4</text:span><text:span text:style-name="T22"> </text:span><text:span text:style-name="T23">How to Release a Frame</text:span></text:p>
      <text:p text:style-name="P15"><text:span text:style-name="T2"><text:tab/></text:span><text:span text:style-name="T18">To release a frame you should first determine which frame pool object is responsible for that frame. To do this we created a simple linked list of frame pools objects using the attributes </text:span><text:span text:style-name="T25">previous_frame </text:span><text:span text:style-name="T24">(which should have been named previous_frame_pool) and </text:span><text:span text:style-name="T26">head_frame </text:span><text:span text:style-name="T24">(same name problem).</text:span></text:p>
      <text:p text:style-name="P14"><text:span text:style-name="T2"/></text:p>
      <text:p text:style-name="P2">4 PageTable Class</text:p>
      <text:p text:style-name="P3"/>
      <text:p text:style-name="P2">5 Results</text:p>
      <text:p text:style-name="P3">- log</text:p>
      <text:p text:style-name="P3">- difficulties</text:p>
      <text:p text:style-name="P3"/>
      <text:p text:style-name="P6"><text:span text:style-name="T8">6</text:span> Resu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7:20:33.288558127</meta:creation-date>
    <dc:date>2015-09-30T23:02:05.690852840</dc:date>
    <meta:editing-duration>PT1H16M1S</meta:editing-duration>
    <meta:editing-cycles>17</meta:editing-cycles>
    <meta:generator>LibreOffice/4.4.2.2$Linux_X86_64 LibreOffice_project/40m0$Build-2</meta:generator>
    <meta:document-statistic meta:table-count="0" meta:image-count="0" meta:object-count="4" meta:page-count="2" meta:paragraph-count="30" meta:word-count="507" meta:character-count="3031" meta:non-whitespace-character-count="2546"/>
  </office:meta>
</office:document-meta>
</file>

<file path=Object 1/content.xml><?xml version="1.0" encoding="utf-8"?>
<math xmlns="http://www.w3.org/1998/Math/MathML" display="block">
  <semantics>
    <mrow>
      <mi>i</mi>
      <mo stretchy="false">−</mo>
      <mi mathvariant="italic">th</mi>
    </mrow>
    <annotation encoding="StarMath 5.0">i-th</annotation>
  </semantics>
</math>
</file>

<file path=Object 2/content.xml><?xml version="1.0" encoding="utf-8"?>
<math xmlns="http://www.w3.org/1998/Math/MathML" display="block">
  <semantics>
    <mrow>
      <mi>i</mi>
      <mi mathvariant="italic">mod</mi>
      <mtext>LONG_SIZE</mtext>
    </mrow>
    <annotation encoding="StarMath 5.0">i mod "LONG_SIZE"</annotation>
  </semantics>
</math>
</file>

<file path=Object 3/content.xml><?xml version="1.0" encoding="utf-8"?>
<math xmlns="http://www.w3.org/1998/Math/MathML" display="block">
  <semantics>
    <mrow>
      <mtext>free_frames</mtext>
      <mrow>
        <mo fence="true" stretchy="false">[</mo>
        <mrow>
          <mrow>
            <mi>i</mi>
            <mo stretchy="false">/</mo>
            <mtext>LONG_SIZE</mtext>
          </mrow>
        </mrow>
        <mo fence="true" stretchy="false">]</mo>
      </mrow>
    </mrow>
    <annotation encoding="StarMath 5.0">"free_frames"[i / "LONG_SIZE"]</annotation>
  </semantics>
</math>
</file>

<file path=Object 4/content.xml><?xml version="1.0" encoding="utf-8"?>
<math xmlns="http://www.w3.org/1998/Math/MathML" display="block">
  <semantics>
    <mtext>LONG_SIZE</mtext>
    <annotation encoding="StarMath 5.0">"LONG_SIZE"</annotation>
  </semantics>
</math>
</file>